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81cm" svg:stroke-color="#9999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81cm" svg:stroke-color="#cc99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8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81cm" svg:stroke-color="#99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81cm" svg:stroke-color="#3333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8" style:family="graphic" style:parent-style-name="standard">
      <style:graphic-properties draw:stroke="solid" svg:stroke-width="0.081cm" svg:stroke-color="#000000" draw:stroke-linejoin="round" draw:fill="solid" draw:fill-color="#ff99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9" style:family="graphic" style:parent-style-name="standard">
      <style:graphic-properties draw:stroke="solid" svg:stroke-width="0.081cm" svg:stroke-color="#000000" draw:stroke-linejoin="round" draw:fill="solid" draw:fill-color="#ff99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draw:stroke="solid" svg:stroke-width="0.081cm" svg:stroke-color="#000000" draw:stroke-linejoin="round" draw:fill="solid" draw:fill-color="#99ff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1cm" svg:stroke-color="#000000" draw:stroke-linejoin="round" draw:fill="solid" draw:fill-color="#99ff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draw:stroke="solid" svg:stroke-width="0cm" svg:stroke-color="#3465a4" draw:fill="solid" draw:fill-color="#99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cm" svg:stroke-color="#3465a4" draw:fill="solid" draw:fill-color="#99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cm" svg:stroke-color="#3465a4" draw:fill="solid" draw:fill-color="#ffcc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cm" svg:stroke-color="#3465a4" draw:fill="solid" draw:fill-color="#ff99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cm" svg:stroke-color="#3465a4" draw:fill="solid" draw:fill-color="#ff99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solid" svg:stroke-width="0.081cm" svg:stroke-color="#000000" draw:stroke-linejoin="round" draw:fill="solid" draw:fill-color="#ffff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draw:stroke="solid" svg:stroke-width="0.081cm" svg:stroke-color="#000000" draw:marker-end="msArrowEnd_20_5" draw:marker-end-width="0.24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81cm" svg:stroke-color="#000000" draw:marker-start="msArrowEnd_20_5" draw:marker-start-width="0.243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ffffff" draw:fill="solid" draw:fill-color="#ffffff" draw:textarea-vertical-align="top" draw:auto-grow-height="false" fo:min-height="20.75cm" fo:min-width="27.5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19.736cm" fo:min-width="26.091cm" fo:padding-top="0.165cm" fo:padding-bottom="0.165cm" fo:padding-left="0.29cm" fo:padding-right="0.29cm" fo:wrap-option="no-wrap"/>
    </style:style>
    <style:style style:name="gr24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908cm" fo:min-width="3.938cm" fo:padding-top="0.165cm" fo:padding-bottom="0.165cm" fo:padding-left="0.29cm" fo:padding-right="0.29cm"/>
    </style:style>
    <style:style style:name="gr25" style:family="graphic" style:parent-style-name="standard" style:list-style-name="L1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18.721cm" fo:min-width="8.057cm" fo:padding-top="0.165cm" fo:padding-bottom="0.165cm" fo:padding-left="0.29cm" fo:padding-right="0.29cm" fo:wrap-option="no-wrap"/>
    </style:style>
    <style:style style:name="gr26" style:family="graphic" style:parent-style-name="objectwithoutfill">
      <style:graphic-properties svg:stroke-width="0.081cm" svg:stroke-color="#00cc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cc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 style:list-style-name="L1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6.783cm" fo:min-width="15.931cm" fo:padding-top="0.165cm" fo:padding-bottom="0.165cm" fo:padding-left="0.29cm" fo:padding-right="0.29cm" fo:wrap-option="no-wrap"/>
    </style:style>
    <style:style style:name="gr29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30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31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32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33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5cm" fo:min-width="4.247cm" fo:padding-top="0.165cm" fo:padding-bottom="0.165cm" fo:padding-left="0.29cm" fo:padding-right="0.29cm" fo:wrap-option="no-wrap"/>
    </style:style>
    <style:style style:name="gr34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4.246cm" fo:padding-top="0.165cm" fo:padding-bottom="0.165cm" fo:padding-left="0.29cm" fo:padding-right="0.29cm" fo:wrap-option="no-wrap"/>
    </style:style>
    <style:style style:name="gr35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4.247cm" fo:padding-top="0.165cm" fo:padding-bottom="0.165cm" fo:padding-left="0.29cm" fo:padding-right="0.29cm" fo:wrap-option="no-wrap"/>
    </style:style>
    <style:style style:name="gr36" style:family="graphic" style:parent-style-name="objectwithoutfill">
      <style:graphic-properties svg:stroke-width="0.081cm" svg:stroke-color="#00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7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38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71cm" fo:min-width="3.174cm" fo:padding-top="0.165cm" fo:padding-bottom="0.165cm" fo:padding-left="0.29cm" fo:padding-right="0.29cm"/>
    </style:style>
    <style:style style:name="gr39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0" style:family="graphic" style:parent-style-name="objectwithoutfill">
      <style:graphic-properties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1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42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43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44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45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4.501cm" fo:padding-top="0.165cm" fo:padding-bottom="0.165cm" fo:padding-left="0.29cm" fo:padding-right="0.29cm" fo:wrap-option="no-wrap"/>
    </style:style>
    <style:style style:name="gr47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49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50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51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52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53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3cm" fo:min-width="5.262cm" fo:padding-top="0.165cm" fo:padding-bottom="0.165cm" fo:padding-left="0.29cm" fo:padding-right="0.29cm" fo:wrap-option="no-wrap"/>
    </style:style>
    <style:style style:name="gr54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722cm" fo:padding-top="0.165cm" fo:padding-bottom="0.165cm" fo:padding-left="0.29cm" fo:padding-right="0.29cm" fo:wrap-option="no-wrap"/>
    </style:style>
    <style:style style:name="gr55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3cm" fo:padding-top="0.165cm" fo:padding-bottom="0.165cm" fo:padding-left="0.29cm" fo:padding-right="0.29cm" fo:wrap-option="no-wrap"/>
    </style:style>
    <style:style style:name="gr56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57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8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008cm"/>
    </style:style>
    <style:style style:name="gr60" style:family="graphic" style:parent-style-name="objectwithoutfill">
      <style:graphic-properties svg:stroke-width="0.081cm" svg:stroke-color="#0099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1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63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solid" draw:fill-color="#ffcc99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ff99ff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f9999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99ff99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99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6" style:family="paragraph">
      <loext:graphic-properties draw:fill-color="#ffcc99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cc99"/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9" style:family="paragraph">
      <loext:graphic-properties draw:fill="solid" draw:fill-color="#ffcc99"/>
      <style:paragraph-properties fo:margin-top="0cm" fo:margin-bottom="0cm" fo:line-height="100%" fo:text-align="center" style:font-independent-line-spacing="true"/>
      <style:text-properties fo:font-size="18pt"/>
    </style:style>
    <style:style style:name="P20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1" draw:layer="layout" svg:width="27.999cm" svg:height="20.9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2" draw:text-style-name="P2" draw:layer="layout" svg:x1="9.398cm" svg:y1="14.224cm" svg:x2="9.399cm" svg:y2="12.446cm">
          <text:p/>
        </draw:line>
        <draw:line draw:name="Line 3" draw:style-name="gr2" draw:text-style-name="P2" draw:layer="layout" svg:x1="16.256cm" svg:y1="14.224cm" svg:x2="16.257cm" svg:y2="12.954cm">
          <text:p/>
        </draw:line>
        <draw:line draw:name="Line 4" draw:style-name="gr2" draw:text-style-name="P2" draw:layer="layout" svg:x1="9.398cm" svg:y1="12.446cm" svg:x2="23.876cm" svg:y2="12.447cm">
          <text:p/>
        </draw:line>
        <draw:line draw:name="Line 5" draw:style-name="gr2" draw:text-style-name="P2" draw:layer="layout" svg:x1="16.256cm" svg:y1="12.954cm" svg:x2="23.876cm" svg:y2="12.955cm">
          <text:p/>
        </draw:line>
        <draw:line draw:name="Line 6" draw:style-name="gr2" draw:text-style-name="P2" draw:layer="layout" svg:x1="9.398cm" svg:y1="7.42cm" svg:x2="9.399cm" svg:y2="5.642cm">
          <text:p/>
        </draw:line>
        <draw:line draw:name="Line 7" draw:style-name="gr2" draw:text-style-name="P2" draw:layer="layout" svg:x1="16.256cm" svg:y1="7.42cm" svg:x2="16.257cm" svg:y2="6.15cm">
          <text:p/>
        </draw:line>
        <draw:line draw:name="Line 8" draw:style-name="gr2" draw:text-style-name="P2" draw:layer="layout" svg:x1="16.256cm" svg:y1="4.118cm" svg:x2="16.257cm" svg:y2="2.848cm">
          <text:p/>
        </draw:line>
        <draw:line draw:name="Line 9" draw:style-name="gr2" draw:text-style-name="P2" draw:layer="layout" svg:x1="9.398cm" svg:y1="4.626cm" svg:x2="9.399cm" svg:y2="2.848cm">
          <text:p/>
        </draw:line>
        <draw:line draw:name="Line 10" draw:style-name="gr3" draw:text-style-name="P2" draw:layer="layout" svg:x1="12.7cm" svg:y1="14.124cm" svg:x2="15.24cm" svg:y2="14.125cm">
          <text:p/>
        </draw:line>
        <draw:line draw:name="Line 11" draw:style-name="gr4" draw:text-style-name="P2" draw:layer="layout" svg:x1="12.146cm" svg:y1="9.352cm" svg:x2="14.686cm" svg:y2="9.353cm">
          <text:p/>
        </draw:line>
        <draw:line draw:name="Line 12" draw:style-name="gr4" draw:text-style-name="P2" draw:layer="layout" svg:x1="12.146cm" svg:y1="10.368cm" svg:x2="14.686cm" svg:y2="10.369cm">
          <text:p/>
        </draw:line>
        <draw:line draw:name="Line 13" draw:style-name="gr4" draw:text-style-name="P2" draw:layer="layout" svg:x1="11.684cm" svg:y1="11.384cm" svg:x2="14.686cm" svg:y2="11.385cm">
          <text:p/>
        </draw:line>
        <draw:line draw:name="Line 14" draw:style-name="gr4" draw:text-style-name="P2" draw:layer="layout" svg:x1="12.146cm" svg:y1="8.282cm" svg:x2="14.686cm" svg:y2="8.283cm">
          <text:p/>
        </draw:line>
        <draw:line draw:name="Line 15" draw:style-name="gr3" draw:text-style-name="P2" draw:layer="layout" svg:x1="11.684cm" svg:y1="7.266cm" svg:x2="14.686cm" svg:y2="7.267cm">
          <text:p/>
        </draw:line>
        <draw:line draw:name="Line 16" draw:style-name="gr5" draw:text-style-name="P2" draw:layer="layout" svg:x1="12.192cm" svg:y1="0.962cm" svg:x2="14.732cm" svg:y2="0.963cm">
          <text:p/>
        </draw:line>
        <draw:line draw:name="Line 17" draw:style-name="gr5" draw:text-style-name="P2" draw:layer="layout" svg:x1="12.4cm" svg:y1="2.032cm" svg:x2="14.94cm" svg:y2="2.033cm">
          <text:p/>
        </draw:line>
        <draw:line draw:name="Line 18" draw:style-name="gr3" draw:text-style-name="P2" draw:layer="layout" svg:x1="12.192cm" svg:y1="2.994cm" svg:x2="14.732cm" svg:y2="2.995cm">
          <text:p/>
        </draw:line>
        <draw:line draw:name="Line 19" draw:style-name="gr4" draw:text-style-name="P2" draw:layer="layout" svg:x1="12.7cm" svg:y1="15.03cm" svg:x2="15.24cm" svg:y2="15.031cm">
          <text:p/>
        </draw:line>
        <draw:line draw:name="Line 20" draw:style-name="gr6" draw:text-style-name="P2" draw:layer="layout" svg:x1="4.572cm" svg:y1="2.032cm" svg:x2="7.112cm" svg:y2="2.033cm">
          <text:p/>
        </draw:line>
        <draw:line draw:name="Line 21" draw:style-name="gr6" draw:text-style-name="P2" draw:layer="layout" svg:x1="4.572cm" svg:y1="9.408cm" svg:x2="7.112cm" svg:y2="9.409cm">
          <text:p/>
        </draw:line>
        <draw:line draw:name="Line 22" draw:style-name="gr6" draw:text-style-name="P2" draw:layer="layout" svg:x1="4.572cm" svg:y1="14.632cm" svg:x2="7.112cm" svg:y2="14.633cm">
          <text:p/>
        </draw:line>
        <draw:line draw:name="Line 23" draw:style-name="gr6" draw:text-style-name="P2" draw:layer="layout" svg:x1="4.572cm" svg:y1="16.256cm" svg:x2="7.112cm" svg:y2="16.257cm">
          <text:p/>
        </draw:line>
        <draw:line draw:name="Line 24" draw:style-name="gr6" draw:text-style-name="P2" draw:layer="layout" svg:x1="4.572cm" svg:y1="17.482cm" svg:x2="7.112cm" svg:y2="17.483cm">
          <text:p/>
        </draw:line>
        <draw:line draw:name="Line 25" draw:style-name="gr6" draw:text-style-name="P2" draw:layer="layout" svg:x1="4.572cm" svg:y1="18.796cm" svg:x2="7.112cm" svg:y2="18.797cm">
          <text:p/>
        </draw:line>
        <draw:line draw:name="Line 26" draw:style-name="gr6" draw:text-style-name="P2" draw:layer="layout" svg:x1="4.572cm" svg:y1="20.022cm" svg:x2="7.112cm" svg:y2="20.023cm">
          <text:p/>
        </draw:line>
        <draw:custom-shape draw:name="CustomShape 27" draw:style-name="gr7" draw:text-style-name="P4" draw:layer="layout" svg:width="5.841cm" svg:height="2.793cm" svg:x="6.858cm" svg:y="0.662cm">
          <text:p text:style-name="P3"><text:span text:style-name="T1">Proctor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" draw:text-style-name="P5" draw:layer="layout" svg:width="5.841cm" svg:height="4.979cm" svg:x="6.858cm" svg:y="6.912cm">
          <text:p text:style-name="P3"><text:span text:style-name="T1">Wall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" draw:text-style-name="P6" draw:layer="layout" svg:width="2.793cm" svg:height="1.015cm" svg:x="6.858cm" svg:y="15.748cm">
          <text:p text:style-name="P3"><text:span text:style-name="T1">Cam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" draw:text-style-name="P6" draw:layer="layout" svg:width="2.793cm" svg:height="1.015cm" svg:x="6.858cm" svg:y="17.018cm">
          <text:p text:style-name="P3"><text:span text:style-name="T1">Cam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6" draw:layer="layout" svg:width="2.793cm" svg:height="1.015cm" svg:x="6.858cm" svg:y="18.288cm">
          <text:p text:style-name="P3"><text:span text:style-name="T1">Cam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" draw:text-style-name="P6" draw:layer="layout" svg:width="2.793cm" svg:height="0.971cm" svg:x="6.858cm" svg:y="19.558cm">
          <text:p text:style-name="P3"><text:span text:style-name="T1">Cam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0" draw:text-style-name="P7" draw:layer="layout" svg:width="5.841cm" svg:height="0.761cm" svg:x="13.57cm" svg:y="13.66cm">
          <text:p text:style-name="P3"><text:span text:style-name="T1">Console 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1" draw:text-style-name="P9" draw:layer="layout" svg:width="2.031cm" svg:height="0.805cm" svg:x="5.08cm" svg:y="14.63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11" draw:text-style-name="P9" draw:layer="layout" svg:width="2.031cm" svg:height="0.805cm" svg:x="5.08cm" svg:y="9.408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1" draw:text-style-name="P9" draw:layer="layout" svg:width="2.031cm" svg:height="0.805cm" svg:x="5.08cm" svg:y="2.03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11" draw:text-style-name="P9" draw:layer="layout" svg:width="2.031cm" svg:height="0.805cm" svg:x="5.08cm" svg:y="16.256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8" draw:style-name="gr11" draw:text-style-name="P9" draw:layer="layout" svg:width="2.031cm" svg:height="0.805cm" svg:x="5.08cm" svg:y="17.48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9" draw:style-name="gr11" draw:text-style-name="P9" draw:layer="layout" svg:width="2.031cm" svg:height="0.805cm" svg:x="5.08cm" svg:y="18.75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0" draw:style-name="gr11" draw:text-style-name="P9" draw:layer="layout" svg:width="2.031cm" svg:height="0.805cm" svg:x="5.08cm" svg:y="20.02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1" draw:style-name="gr11" draw:text-style-name="P9" draw:layer="layout" svg:width="2.031cm" svg:height="0.805cm" svg:x="19.412cm" svg:y="13.616cm">
          <text:p text:style-name="P8"><text:span text:style-name="T2">HD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0" draw:text-style-name="P7" draw:layer="layout" svg:width="5.841cm" svg:height="1.777cm" svg:x="6.858cm" svg:y="13.66cm">
          <text:p text:style-name="P3"><text:span text:style-name="T1">Console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11" draw:text-style-name="P9" draw:layer="layout" svg:width="2.539cm" svg:height="0.852cm" svg:x="19.412cm" svg:y="14.686cm">
          <text:p text:style-name="P8"><text:span text:style-name="T2">4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4" draw:layer="layout" svg:width="5.841cm" svg:height="0.761cm" svg:x="13.57cm" svg:y="0.608cm">
          <text:p text:style-name="P3"><text:span text:style-name="T1">Proctor Key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" draw:text-style-name="P4" draw:layer="layout" svg:width="5.841cm" svg:height="0.761cm" svg:x="13.57cm" svg:y="1.624cm">
          <text:p text:style-name="P3"><text:span text:style-name="T1">Proctor Mo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4" draw:layer="layout" svg:width="5.841cm" svg:height="0.761cm" svg:x="13.57cm" svg:y="2.64cm">
          <text:p text:style-name="P3"><text:span text:style-name="T1">Proctor 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" draw:text-style-name="P5" draw:layer="layout" svg:width="5.841cm" svg:height="0.761cm" svg:x="13.57cm" svg:y="6.912cm">
          <text:p text:style-name="P3"><text:span text:style-name="T1">Wall 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0" draw:text-style-name="P7" draw:layer="layout" svg:width="5.841cm" svg:height="0.761cm" svg:x="13.57cm" svg:y="7.928cm">
          <text:p text:style-name="P3"><text:span text:style-name="T1">4x Butt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6" draw:layer="layout" svg:width="5.841cm" svg:height="0.761cm" svg:x="13.57cm" svg:y="9.96cm">
          <text:p text:style-name="P3"><text:span text:style-name="T1">4x Stomp Pa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2" draw:text-style-name="P10" draw:layer="layout" svg:width="5.841cm" svg:height="0.761cm" svg:x="13.57cm" svg:y="8.944cm">
          <text:p text:style-name="P3"><text:span text:style-name="T1">Joyst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3" draw:text-style-name="P10" draw:layer="layout" svg:width="4.825cm" svg:height="1.015cm" svg:x="22.606cm" svg:y="14.478cm">
          <text:p text:style-name="P3"><text:span text:style-name="T1">Captain’s Cha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4" draw:text-style-name="P7" draw:layer="layout" svg:width="4.825cm" svg:height="1.015cm" svg:x="22.606cm" svg:y="15.748cm">
          <text:p text:style-name="P3"><text:span text:style-name="T1">Cons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9" draw:text-style-name="P6" draw:layer="layout" svg:width="5.841cm" svg:height="0.761cm" svg:x="13.57cm" svg:y="10.976cm">
          <text:p text:style-name="P3"><text:span text:style-name="T1">Light Puzz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4" draw:layer="layout" svg:width="4.825cm" svg:height="1.015cm" svg:x="22.606cm" svg:y="17.018cm">
          <text:p text:style-name="P3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6" draw:text-style-name="P6" draw:layer="layout" svg:width="4.825cm" svg:height="1.015cm" svg:x="22.606cm" svg:y="18.288cm">
          <text:p text:style-name="P3"><text:span text:style-name="T1">Ro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7" draw:text-style-name="P5" draw:layer="layout" svg:width="4.825cm" svg:height="1.015cm" svg:x="22.606cm" svg:y="19.558cm">
          <text:p text:style-name="P3"><text:span text:style-name="T1">W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0" draw:text-style-name="P7" draw:layer="layout" svg:width="5.841cm" svg:height="0.761cm" svg:x="13.57cm" svg:y="14.686cm">
          <text:p text:style-name="P3"><text:span text:style-name="T1">2x Butt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11" draw:text-style-name="P9" draw:layer="layout" svg:width="2.539cm" svg:height="0.852cm" svg:x="19.412cm" svg:y="7.928cm">
          <text:p text:style-name="P8"><text:span text:style-name="T2">8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9" draw:style-name="gr11" draw:text-style-name="P9" draw:layer="layout" svg:width="2.031cm" svg:height="0.805cm" svg:x="19.412cm" svg:y="6.912cm">
          <text:p text:style-name="P8"><text:span text:style-name="T2">HD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0" draw:style-name="gr11" draw:text-style-name="P9" draw:layer="layout" svg:width="3.047cm" svg:height="0.971cm" svg:x="19.412cm" svg:y="8.944cm">
          <text:p text:style-name="P8"><text:span text:style-name="T2">10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1" draw:style-name="gr11" draw:text-style-name="P9" draw:layer="layout" svg:width="3.047cm" svg:height="0.805cm" svg:x="19.412cm" svg:y="9.916cm">
          <text:p text:style-name="P8"><text:span text:style-name="T2">12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2" draw:style-name="gr11" draw:text-style-name="P9" draw:layer="layout" svg:width="2.539cm" svg:height="0.852cm" svg:x="19.412cm" svg:y="10.976cm">
          <text:p text:style-name="P8"><text:span text:style-name="T2">8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3" draw:style-name="gr11" draw:text-style-name="P9" draw:layer="layout" svg:width="2.031cm" svg:height="0.805cm" svg:x="19.412cm" svg:y="0.608cm">
          <text:p text:style-name="P8"><text:span text:style-name="T2">US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4" draw:style-name="gr11" draw:text-style-name="P9" draw:layer="layout" svg:width="2.031cm" svg:height="0.805cm" svg:x="19.412cm" svg:y="1.58cm">
          <text:p text:style-name="P8"><text:span text:style-name="T2">US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5" draw:style-name="gr11" draw:text-style-name="P9" draw:layer="layout" svg:width="2.031cm" svg:height="0.805cm" svg:x="19.412cm" svg:y="2.64cm">
          <text:p text:style-name="P8"><text:span text:style-name="T2">HD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2" draw:text-style-name="P2" draw:layer="layout" svg:x1="5.08cm" svg:y1="5.134cm" svg:x2="23.876cm" svg:y2="5.135cm">
          <text:p/>
        </draw:line>
        <draw:line draw:name="Line 67" draw:style-name="gr2" draw:text-style-name="P2" draw:layer="layout" svg:x1="9.398cm" svg:y1="4.626cm" svg:x2="23.876cm" svg:y2="4.627cm">
          <text:p/>
        </draw:line>
        <draw:line draw:name="Line 68" draw:style-name="gr2" draw:text-style-name="P2" draw:layer="layout" svg:x1="9.398cm" svg:y1="5.642cm" svg:x2="23.876cm" svg:y2="5.643cm">
          <text:p/>
        </draw:line>
        <draw:line draw:name="Line 69" draw:style-name="gr2" draw:text-style-name="P2" draw:layer="layout" svg:x1="16.256cm" svg:y1="4.118cm" svg:x2="23.876cm" svg:y2="4.119cm">
          <text:p/>
        </draw:line>
        <draw:line draw:name="Line 70" draw:style-name="gr2" draw:text-style-name="P2" draw:layer="layout" svg:x1="16.256cm" svg:y1="6.15cm" svg:x2="23.876cm" svg:y2="6.151cm">
          <text:p/>
        </draw:line>
        <draw:custom-shape draw:name="CustomShape 71" draw:style-name="gr9" draw:text-style-name="P6" draw:layer="layout" svg:width="3.555cm" svg:height="13.207cm" svg:x="23.876cm" svg:y="0.508cm">
          <text:p text:style-name="P3"><text:span text:style-name="T1">120 VAC</text:span></text:p>
          <text:p text:style-name="P3"><text:span text:style-name="T1">60 H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" draw:text-style-name="P4" draw:layer="layout" svg:width="3.555cm" svg:height="20.065cm" svg:x="1.524cm" svg:y="0.508cm">
          <text:p text:style-name="P3"><text:span text:style-name="T1">Ethernet</text:span></text:p>
          <text:p text:style-name="P3"><text:span text:style-name="T1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draw:line draw:name="Line 1" draw:style-name="gr4" draw:text-style-name="P2" draw:layer="layout" svg:x1="18.796cm" svg:y1="2.794cm" svg:x2="21.336cm" svg:y2="2.795cm">
          <text:p/>
        </draw:line>
        <draw:line draw:name="Line 2" draw:style-name="gr4" draw:text-style-name="P2" draw:layer="layout" svg:x1="18.796cm" svg:y1="5.08cm" svg:x2="21.336cm" svg:y2="5.081cm">
          <text:p/>
        </draw:line>
        <draw:line draw:name="Line 3" draw:style-name="gr4" draw:text-style-name="P2" draw:layer="layout" svg:x1="18.796cm" svg:y1="7.366cm" svg:x2="21.336cm" svg:y2="7.367cm">
          <text:p/>
        </draw:line>
        <draw:line draw:name="Line 4" draw:style-name="gr4" draw:text-style-name="P2" draw:layer="layout" svg:x1="18.796cm" svg:y1="11.43cm" svg:x2="21.336cm" svg:y2="11.431cm">
          <text:p/>
        </draw:line>
        <draw:line draw:name="Line 5" draw:style-name="gr4" draw:text-style-name="P2" draw:layer="layout" svg:x1="18.796cm" svg:y1="13.462cm" svg:x2="21.336cm" svg:y2="13.463cm">
          <text:p/>
        </draw:line>
        <draw:line draw:name="Line 6" draw:style-name="gr4" draw:text-style-name="P2" draw:layer="layout" svg:x1="18.796cm" svg:y1="15.494cm" svg:x2="21.336cm" svg:y2="15.495cm">
          <text:p/>
        </draw:line>
        <draw:line draw:name="Line 7" draw:style-name="gr4" draw:text-style-name="P2" draw:layer="layout" svg:x1="18.796cm" svg:y1="17.526cm" svg:x2="21.336cm" svg:y2="17.527cm">
          <text:p/>
        </draw:line>
        <draw:custom-shape draw:name="CustomShape 8" draw:style-name="gr19" draw:text-style-name="P12" draw:layer="layout" svg:width="5.841cm" svg:height="1.523cm" svg:x="21.082cm" svg:y="2.032cm">
          <text:p text:style-name="P3"><text:span text:style-name="T1">Proctor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9" draw:text-style-name="P12" draw:layer="layout" svg:width="5.841cm" svg:height="1.523cm" svg:x="21.082cm" svg:y="4.318cm">
          <text:p text:style-name="P3"><text:span text:style-name="T1">Wall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12" draw:layer="layout" svg:width="5.841cm" svg:height="1.523cm" svg:x="21.082cm" svg:y="6.604cm">
          <text:p text:style-name="P3"><text:span text:style-name="T1">Console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9" draw:text-style-name="P12" draw:layer="layout" svg:width="3.555cm" svg:height="16.255cm" svg:x="15.748cm" svg:y="2.032cm">
          <text:p text:style-name="P3"><text:span text:style-name="T1">Ethernet</text:span></text:p>
          <text:p text:style-name="P3"><text:span text:style-name="T1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" draw:text-style-name="P12" draw:layer="layout" svg:width="5.841cm" svg:height="1.523cm" svg:x="21.082cm" svg:y="10.668cm">
          <text:p text:style-name="P3"><text:span text:style-name="T1">Cam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9" draw:text-style-name="P12" draw:layer="layout" svg:width="5.841cm" svg:height="1.523cm" svg:x="21.082cm" svg:y="12.7cm">
          <text:p text:style-name="P3"><text:span text:style-name="T1">Cam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9" draw:text-style-name="P12" draw:layer="layout" svg:width="5.841cm" svg:height="1.523cm" svg:x="21.082cm" svg:y="14.732cm">
          <text:p text:style-name="P3"><text:span text:style-name="T1">Cam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9" draw:text-style-name="P12" draw:layer="layout" svg:width="5.841cm" svg:height="1.523cm" svg:x="21.082cm" svg:y="16.764cm">
          <text:p text:style-name="P3"><text:span text:style-name="T1">Cam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9" draw:text-style-name="P12" draw:layer="layout" svg:width="3.301cm" svg:height="1.523cm" svg:x="1.27cm" svg:y="2.54cm">
          <text:p text:style-name="P3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9" draw:text-style-name="P12" draw:layer="layout" svg:width="3.301cm" svg:height="1.523cm" svg:x="10.16cm" svg:y="2.54cm">
          <text:p text:style-name="P3"><text:span text:style-name="T1">Came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0" draw:text-style-name="P2" draw:layer="layout" svg:x1="4.572cm" svg:y1="3.048cm" svg:x2="10.16cm" svg:y2="3.049cm">
          <text:p/>
        </draw:line>
        <draw:line draw:name="Line 19" draw:style-name="gr21" draw:text-style-name="P2" draw:layer="layout" svg:x1="4.572cm" svg:y1="3.556cm" svg:x2="10.16cm" svg:y2="3.557cm">
          <text:p/>
        </draw:line>
        <draw:custom-shape draw:name="TextShape 20" draw:style-name="gr11" draw:text-style-name="P9" draw:layer="layout" svg:width="4.063cm" svg:height="0.805cm" svg:x="4.572cm" svg:y="4.064cm">
          <text:p text:style-name="P8"><text:span text:style-name="T2">Imag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11" draw:text-style-name="P9" draw:layer="layout" svg:width="6.349cm" svg:height="0.852cm" svg:x="4.572cm" svg:y="1.524cm">
          <text:p text:style-name="P8"><text:span text:style-name="T2">Frame Rate Configu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9" draw:text-style-name="P12" draw:layer="layout" svg:width="3.301cm" svg:height="1.523cm" svg:x="1.27cm" svg:y="7.874cm">
          <text:p text:style-name="P3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9" draw:text-style-name="P12" draw:layer="layout" svg:width="3.301cm" svg:height="1.523cm" svg:x="10.16cm" svg:y="7.874cm">
          <text:p text:style-name="P3"><text:span text:style-name="T1">W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0" draw:text-style-name="P2" draw:layer="layout" svg:x1="4.572cm" svg:y1="8.382cm" svg:x2="10.16cm" svg:y2="8.383cm">
          <text:p/>
        </draw:line>
        <draw:line draw:name="Line 25" draw:style-name="gr21" draw:text-style-name="P2" draw:layer="layout" svg:x1="4.572cm" svg:y1="8.89cm" svg:x2="10.16cm" svg:y2="8.891cm">
          <text:p/>
        </draw:line>
        <draw:custom-shape draw:name="CustomShape 26" draw:style-name="gr19" draw:text-style-name="P12" draw:layer="layout" svg:width="3.301cm" svg:height="1.523cm" svg:x="1.27cm" svg:y="12.7cm">
          <text:p text:style-name="P3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9" draw:text-style-name="P12" draw:layer="layout" svg:width="3.301cm" svg:height="1.523cm" svg:x="10.16cm" svg:y="12.7cm">
          <text:p text:style-name="P3"><text:span text:style-name="T1">Cons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20" draw:text-style-name="P2" draw:layer="layout" svg:x1="4.572cm" svg:y1="13.208cm" svg:x2="10.16cm" svg:y2="13.209cm">
          <text:p/>
        </draw:line>
        <draw:line draw:name="Line 29" draw:style-name="gr21" draw:text-style-name="P2" draw:layer="layout" svg:x1="4.572cm" svg:y1="13.716cm" svg:x2="10.16cm" svg:y2="13.717cm">
          <text:p/>
        </draw:line>
        <draw:custom-shape draw:name="CustomShape 30" draw:style-name="gr19" draw:text-style-name="P12" draw:layer="layout" svg:width="3.301cm" svg:height="1.523cm" svg:x="1.27cm" svg:y="17.78cm">
          <text:p text:style-name="P3"><text:span text:style-name="T1">W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9" draw:text-style-name="P12" draw:layer="layout" svg:width="3.301cm" svg:height="1.523cm" svg:x="10.16cm" svg:y="17.78cm">
          <text:p text:style-name="P3"><text:span text:style-name="T1">Cons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20" draw:text-style-name="P2" draw:layer="layout" svg:x1="4.572cm" svg:y1="18.288cm" svg:x2="10.16cm" svg:y2="18.289cm">
          <text:p/>
        </draw:line>
        <draw:custom-shape draw:name="TextShape 33" draw:style-name="gr11" draw:text-style-name="P9" draw:layer="layout" svg:width="6.349cm" svg:height="1.915cm" svg:x="4.397cm" svg:y="5.842cm">
          <text:p text:style-name="P8"><text:span text:style-name="T2">Change time remaining</text:span></text:p>
          <text:p text:style-name="P8"><text:span text:style-name="T2">Go to Puzzle/Reset</text:span></text:p>
          <text:p text:style-name="P8"><text:span text:style-name="T2">Pa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1" draw:text-style-name="P9" draw:layer="layout" svg:width="6.349cm" svg:height="0.852cm" svg:x="4.318cm" svg:y="9.398cm">
          <text:p text:style-name="P8"><text:span text:style-name="T2">Progress 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11" draw:text-style-name="P9" draw:layer="layout" svg:width="6.349cm" svg:height="0.852cm" svg:x="4.572cm" svg:y="11.684cm">
          <text:p text:style-name="P8"><text:span text:style-name="T2">Go to Puzzle/Re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1" draw:text-style-name="P9" draw:layer="layout" svg:width="6.349cm" svg:height="0.852cm" svg:x="4.572cm" svg:y="14.224cm">
          <text:p text:style-name="P8"><text:span text:style-name="T2">Progress 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11" draw:text-style-name="P9" draw:layer="layout" svg:width="6.349cm" svg:height="0.852cm" svg:x="4.572cm" svg:y="16.927cm">
          <text:p text:style-name="P8"><text:span text:style-name="T2">Progress Status (M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draw:custom-shape draw:name="CustomShape 1" draw:style-name="gr22" draw:text-style-name="P1" draw:layer="layout" svg:width="27.999cm" svg:height="20.9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23" draw:text-style-name="P14" draw:layer="layout" svg:width="26.67cm" svg:height="20.065cm" svg:x="0.508cm" svg:y="0.508cm">
          <text:p text:style-name="P13"><text:span text:style-name="T1">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16" xml:id="id1" draw:id="id1" draw:layer="layout" svg:width="5.842cm" svg:height="1.524cm" svg:x="2.433cm" svg:y="10.16cm">
          <text:p text:style-name="P15">Chapters</text:p>
          <text:p text:style-name="P15">remaining&gt;0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CustomShape 72" draw:style-name="gr25" draw:text-style-name="P14" draw:layer="layout" svg:width="8.636cm" svg:height="19.05cm" svg:x="18.034cm" svg:y="1.016cm">
          <text:p text:style-name="P13"><text:span text:style-name="T1">Chap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" draw:text-style-name="P17" draw:layer="layout" draw:type="line" svg:x1="13.97cm" svg:y1="7.112cm" svg:x2="13.97cm" svg:y2="7.112cm" svg:d="M13970 7112z" svg:viewBox="0 0 1 1">
          <text:p/>
        </draw:connector>
        <draw:connector draw:style-name="gr27" draw:text-style-name="P17" draw:layer="layout" draw:line-skew="-0.729cm" svg:x1="2.433cm" svg:y1="10.922cm" svg:x2="2.433cm" svg:y2="5.042cm" draw:start-shape="id1" draw:start-glue-point="5" draw:end-shape="id2" svg:d="M2433 10922h-1271v-5880h1271" svg:viewBox="0 0 1272 5881">
          <text:p/>
        </draw:connector>
        <draw:custom-shape draw:name="CustomShape 72" draw:style-name="gr28" draw:text-style-name="P14" draw:layer="layout" svg:width="16.51cm" svg:height="7.112cm" svg:x="1.016cm" svg:y="12.954cm">
          <text:p text:style-name="P13"><text:span text:style-name="T1">TCP</text:span></text:p>
          <text:p text:style-name="P13"><text:span text:style-name="T1">Liste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8" xml:id="id19" draw:id="id19" draw:layer="layout" svg:width="5.842cm" svg:height="1.524cm" svg:x="4.826cm" svg:y="14.986cm">
          <text:p text:style-name="P15">Any TCP</text:p>
          <text:p text:style-name="P15">CMD Received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0" draw:text-style-name="P18" xml:id="id21" draw:id="id21" draw:layer="layout" svg:width="5.842cm" svg:height="0.762cm" svg:x="4.826cm" svg:y="17.272cm">
          <text:p text:style-name="P15">Is Book CMD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1" draw:text-style-name="P18" xml:id="id20" draw:id="id20" draw:layer="layout" svg:width="5.842cm" svg:height="0.762cm" svg:x="4.826cm" svg:y="18.796cm">
          <text:p text:style-name="P15">Is Chapter CMD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2" draw:text-style-name="P18" xml:id="id18" draw:id="id18" draw:layer="layout" svg:width="5.842cm" svg:height="0.762cm" svg:x="4.826cm" svg:y="13.462cm">
          <text:p text:style-name="P15">Is alive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CustomShape 27" draw:style-name="gr33" draw:text-style-name="P19" xml:id="id22" draw:id="id22" draw:layer="layout" svg:width="4.826cm" svg:height="1.524cm" svg:x="11.684cm" svg:y="16.003cm">
          <text:p text:style-name="P3"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 </text:span><text:span text:style-name="T1">B</text:span><text:span text:style-name="T1">o</text:span><text:span text:style-name="T1">o</text:span><text:span text:style-name="T1">k</text:span></text:p>
          <text:p text:style-name="P3"><text:span text:style-name="T1">S</text:span><text:span text:style-name="T1">t</text:span><text:span text:style-name="T1">a</text:span><text:span text:style-name="T1">t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4" draw:text-style-name="P19" xml:id="id23" draw:id="id23" draw:layer="layout" svg:width="4.825cm" svg:height="1.523cm" svg:x="11.685cm" svg:y="18.035cm">
          <text:p text:style-name="P3"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/text:p>
          <text:p text:style-name="P3"><text:span text:style-name="T1">S</text:span><text:span text:style-name="T1">t</text:span><text:span text:style-name="T1">a</text:span><text:span text:style-name="T1">t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5" draw:text-style-name="P19" draw:layer="layout" svg:width="4.826cm" svg:height="0.761cm" svg:x="11.684cm" svg:y="14.226cm">
          <text:p text:style-name="P3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6" draw:text-style-name="P17" draw:layer="layout" svg:x1="8.275cm" svg:y1="10.922cm" svg:x2="9.907cm" svg:y2="7.239cm" draw:start-shape="id1" draw:start-glue-point="7" draw:end-shape="id3" svg:d="M8275 10922h816v-3683h816" svg:viewBox="0 0 1633 3684">
          <text:p/>
        </draw:connector>
        <draw:connector draw:style-name="gr27" draw:text-style-name="P17" draw:layer="layout" draw:line-skew="-0.222cm" svg:x1="2.433cm" svg:y1="8.49cm" svg:x2="2.433cm" svg:y2="6.439cm" draw:start-shape="id4" draw:start-glue-point="5" draw:end-shape="id5" draw:end-glue-point="5" svg:d="M2433 8490h-763v-2051h763" svg:viewBox="0 0 764 2052">
          <text:p/>
        </draw:connector>
        <draw:connector draw:style-name="gr36" draw:text-style-name="P17" draw:layer="layout" svg:x1="5.354cm" svg:y1="6.82cm" svg:x2="5.354cm" svg:y2="7.728cm" draw:start-shape="id5" draw:start-glue-point="6" draw:end-shape="id4" draw:end-glue-point="4" svg:d="M5354 6820v908" svg:viewBox="0 0 1 909">
          <text:p/>
        </draw:connector>
        <draw:connector draw:style-name="gr36" draw:text-style-name="P17" draw:layer="layout" svg:x1="5.354cm" svg:y1="9.252cm" svg:x2="5.354cm" svg:y2="10.16cm" draw:start-shape="id4" draw:start-glue-point="6" draw:end-shape="id1" draw:end-glue-point="4" svg:d="M5354 9252v908" svg:viewBox="0 0 1 909">
          <text:p/>
        </draw:connector>
        <draw:connector draw:style-name="gr27" draw:text-style-name="P17" draw:layer="layout" draw:type="line" svg:x1="15.346cm" svg:y1="1.573cm" svg:x2="15.34cm" svg:y2="4.064cm" svg:d="M15346 1573l-6 2491" svg:viewBox="0 0 7 2492">
          <text:p/>
        </draw:connector>
        <draw:connector draw:style-name="gr36" draw:text-style-name="P17" draw:layer="layout" draw:type="line" svg:x1="12.446cm" svg:y1="1.432cm" svg:x2="12.447cm" svg:y2="3.049cm" svg:d="M12446 1432l1 1617" svg:viewBox="0 0 2 1618">
          <text:p/>
        </draw:connector>
        <draw:custom-shape draw:style-name="gr37" draw:text-style-name="P18" xml:id="id6" draw:id="id6" draw:layer="layout" svg:width="5.842cm" svg:height="0.762cm" svg:x="9.906cm" svg:y="1.27cm">
          <text:p text:style-name="P15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8" draw:text-style-name="P16" xml:id="id4" draw:id="id4" draw:layer="layout" svg:width="5.842cm" svg:height="1.524cm" svg:x="2.433cm" svg:y="7.728cm">
          <text:p text:style-name="P15">Proctor START</text:p>
          <text:p text:style-name="P15">CMD Received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7" draw:text-style-name="P17" draw:layer="layout" draw:line-skew="-0.455cm" svg:x1="8.275cm" svg:y1="6.439cm" svg:x2="9.906cm" svg:y2="1.651cm" draw:start-shape="id5" draw:start-glue-point="7" draw:end-shape="id6" draw:end-glue-point="5" svg:d="M8275 6439h361v-4788h1270" svg:viewBox="0 0 1632 4789">
          <text:p/>
        </draw:connector>
        <draw:connector draw:style-name="gr36" draw:text-style-name="P17" draw:layer="layout" draw:line-skew="-0.86cm" svg:x1="18.542cm" svg:y1="14.886cm" svg:x2="5.354cm" svg:y2="11.684cm" draw:start-shape="id7" draw:start-glue-point="0" draw:end-shape="id1" draw:end-glue-point="6" svg:d="M18542 14886v-2440h-13188v-762" svg:viewBox="0 0 13189 3203">
          <text:p/>
        </draw:connector>
        <draw:connector draw:style-name="gr39" draw:text-style-name="P17" draw:layer="layout" draw:line-skew="-1.397cm" svg:x1="15.748cm" svg:y1="8.256cm" svg:x2="19.05cm" svg:y2="2.667cm" draw:start-shape="id8" draw:start-glue-point="1" draw:end-shape="id9" draw:end-glue-point="5" svg:d="M15748 8256h254v-5589h3048" svg:viewBox="0 0 3303 5590">
          <text:p/>
        </draw:connector>
        <draw:line draw:style-name="gr40" draw:text-style-name="P17" draw:layer="layout" svg:x1="5.334cm" svg:y1="1.524cm" svg:x2="5.334cm" svg:y2="6.35cm">
          <text:p/>
        </draw:line>
        <draw:custom-shape draw:name="CustomShape 27" draw:style-name="gr41" draw:text-style-name="P19" draw:layer="layout" svg:width="5.841cm" svg:height="0.761cm" svg:x="2.433cm" svg:y="2.249cm">
          <text:p text:style-name="P3"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 </text:span><text:span text:style-name="T1">A</text:span><text:span text:style-name="T1">l</text:span><text:span text:style-name="T1">l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2" draw:text-style-name="P19" draw:layer="layout" svg:width="5.841cm" svg:height="0.761cm" svg:x="2.433cm" svg:y="1.232cm">
          <text:p text:style-name="P3"><text:span text:style-name="T1">B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3" draw:text-style-name="P19" xml:id="id2" draw:id="id2" draw:layer="layout" svg:width="5.841cm" svg:height="1.523cm" svg:x="2.433cm" svg:y="4.281cm">
          <text:p text:style-name="P3"><text:span text:style-name="T1">Initialize Chapter</text:span></text:p>
          <text:p text:style-name="P3"><text:span text:style-name="T1">&amp; Book Consta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4" draw:text-style-name="P19" draw:layer="layout" svg:width="5.841cm" svg:height="0.761cm" svg:x="2.432cm" svg:y="3.264cm">
          <text:p text:style-name="P3"><text:span text:style-name="T1">S</text:span><text:span text:style-name="T1">t</text:span><text:span text:style-name="T1">a</text:span><text:span text:style-name="T1">r</text:span><text:span text:style-name="T1">t </text:span><text:span text:style-name="T1">T</text:span><text:span text:style-name="T1">C</text:span><text:span text:style-name="T1">P</text:span><text:span text:style-name="T1"> </text:span><text:span text:style-name="T1">L</text:span><text:span text:style-name="T1">i</text:span><text:span text:style-name="T1">s</text:span><text:span text:style-name="T1">t</text:span><text:span text:style-name="T1">e</text:span><text:span text:style-name="T1">n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18" xml:id="id5" draw:id="id5" draw:layer="layout" svg:width="5.842cm" svg:height="0.762cm" svg:x="2.433cm" svg:y="6.058cm">
          <text:p text:style-name="P15">Is alive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0" draw:text-style-name="P17" draw:layer="layout" svg:x1="12.446cm" svg:y1="3.81cm" svg:x2="12.446cm" svg:y2="4.318cm">
          <text:p/>
        </draw:line>
        <draw:custom-shape draw:name="CustomShape 27" draw:style-name="gr46" draw:text-style-name="P19" draw:layer="layout" svg:width="5.08cm" svg:height="0.761cm" svg:x="9.906cm" svg:y="3.049cm">
          <text:p text:style-name="P3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text:span text:style-name="T1"> </text:span><text:span text:style-name="T1">C</text:span><text:span text:style-name="T1">o</text:span><text:span text:style-name="T1">n</text:span><text:span text:style-name="T1">s</text:span><text:span text:style-name="T1">o</text:span><text:span text:style-name="T1">l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7" draw:layer="layout" draw:line-skew="0.22cm" svg:x1="24.892cm" svg:y1="2.667cm" svg:x2="24.891cm" svg:y2="6.223cm" draw:start-shape="id9" draw:start-glue-point="7" draw:end-shape="id10" draw:end-glue-point="1" svg:d="M24892 2667h762v3556h-763" svg:viewBox="0 0 764 3557">
          <text:p/>
        </draw:connector>
        <draw:connector draw:style-name="gr36" draw:text-style-name="P17" draw:layer="layout" draw:type="line" svg:x1="21.996cm" svg:y1="2.446cm" svg:x2="21.997cm" svg:y2="4.063cm" svg:d="M21996 2446l1 1617" svg:viewBox="0 0 2 1618">
          <text:p/>
        </draw:connector>
        <draw:custom-shape draw:style-name="gr47" draw:text-style-name="P18" xml:id="id9" draw:id="id9" draw:layer="layout" svg:width="5.842cm" svg:height="0.762cm" svg:x="19.05cm" svg:y="2.286cm">
          <text:p text:style-name="P15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9" draw:text-style-name="P17" draw:layer="layout" draw:line-skew="0.73cm -0.221cm" svg:x1="24.892cm" svg:y1="18.795cm" svg:x2="12.828cm" svg:y2="9.652cm" draw:start-shape="id11" draw:start-glue-point="1" draw:end-shape="id12" draw:end-glue-point="4" svg:d="M24892 18795h1270v-9905h-13334v762" svg:viewBox="0 0 13335 9906">
          <text:p/>
        </draw:connector>
        <draw:connector draw:style-name="gr27" draw:text-style-name="P17" draw:layer="layout" draw:line-skew="0.22cm" svg:x1="24.891cm" svg:y1="9.526cm" svg:x2="24.892cm" svg:y2="14.859cm" draw:start-shape="id13" draw:start-glue-point="7" draw:end-shape="id14" svg:d="M24891 9526h763v5333h-762" svg:viewBox="0 0 764 5334">
          <text:p/>
        </draw:connector>
        <draw:connector draw:style-name="gr39" draw:text-style-name="P17" draw:layer="layout" svg:x1="15.747cm" svg:y1="11.556cm" svg:x2="19.049cm" svg:y2="9.526cm" draw:start-shape="id15" draw:start-glue-point="1" draw:end-shape="id13" draw:end-glue-point="5" svg:d="M15747 11556h1651v-2030h1651" svg:viewBox="0 0 3303 2031">
          <text:p/>
        </draw:connector>
        <draw:line draw:style-name="gr40" draw:text-style-name="P17" draw:layer="layout" svg:x1="12.854cm" svg:y1="4.617cm" svg:x2="12.854cm" svg:y2="5.125cm">
          <text:p/>
        </draw:line>
        <draw:custom-shape draw:name="CustomShape 27" draw:style-name="gr48" draw:text-style-name="P19" draw:layer="layout" svg:width="5.841cm" svg:height="0.761cm" svg:x="9.907cm" svg:y="4.064cm">
          <text:p text:style-name="P3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9" draw:text-style-name="P19" draw:layer="layout" svg:width="5.841cm" svg:height="0.761cm" svg:x="9.907cm" svg:y="5.081cm">
          <text:p text:style-name="P3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text:span text:style-name="T1"> </text:span><text:span text:style-name="T1">B</text:span><text:span text:style-name="T1">o</text:span><text:span text:style-name="T1">o</text:span><text:span text:style-name="T1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0" draw:text-style-name="P17" draw:layer="layout" svg:x1="12.854cm" svg:y1="7.368cm" svg:x2="12.854cm" svg:y2="7.876cm">
          <text:p/>
        </draw:line>
        <draw:custom-shape draw:name="CustomShape 27" draw:style-name="gr50" draw:text-style-name="P19" xml:id="id3" draw:id="id3" draw:layer="layout" svg:width="5.841cm" svg:height="0.761cm" svg:x="9.907cm" svg:y="6.859cm">
          <text:p text:style-name="P3"><text:span text:style-name="T1">Get Next Chap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1" draw:text-style-name="P19" xml:id="id8" draw:id="id8" draw:layer="layout" svg:width="5.841cm" svg:height="0.761cm" svg:x="9.907cm" svg:y="7.876cm">
          <text:p text:style-name="P3"><text:span text:style-name="T1">B</text:span><text:span text:style-name="T1">e</text:span><text:span text:style-name="T1">g</text:span><text:span text:style-name="T1">i</text:span><text:span text:style-name="T1">n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0" draw:text-style-name="P17" draw:layer="layout" svg:x1="21.97cm" svg:y1="5.334cm" svg:x2="21.97cm" svg:y2="5.842cm">
          <text:p/>
        </draw:line>
        <draw:custom-shape draw:name="CustomShape 27" draw:style-name="gr52" draw:text-style-name="P19" draw:layer="layout" svg:width="5.841cm" svg:height="1.523cm" svg:x="19.05cm" svg:y="4.11cm">
          <text:p text:style-name="P3"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 </text:span><text:span text:style-name="T1">C</text:span><text:span text:style-name="T1">o</text:span><text:span text:style-name="T1">n</text:span><text:span text:style-name="T1">s</text:span><text:span text:style-name="T1">o</text:span><text:span text:style-name="T1">l</text:span><text:span text:style-name="T1">e</text:span></text:p>
          <text:p text:style-name="P3"><text:span text:style-name="T1">T</text:span><text:span text:style-name="T1">o</text:span><text:span text:style-name="T1"> </text:span><text:span text:style-name="T1">N</text:span><text:span text:style-name="T1">e</text:span><text:span text:style-name="T1">w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9" draw:text-style-name="P17" draw:layer="layout" draw:line-skew="0.762cm" svg:x1="21.97cm" svg:y1="6.604cm" svg:x2="12.828cm" svg:y2="9.652cm" draw:start-shape="id10" draw:start-glue-point="2" draw:end-shape="id12" draw:end-glue-point="4" svg:d="M21970 6604v2286h-9142v762" svg:viewBox="0 0 9143 3049">
          <text:p/>
        </draw:connector>
        <draw:connector draw:style-name="gr36" draw:text-style-name="P17" draw:layer="layout" draw:type="line" svg:x1="21.97cm" svg:y1="9.907cm" svg:x2="21.97cm" svg:y2="10.922cm" draw:start-shape="id13" draw:start-glue-point="6" draw:end-shape="id16" draw:end-glue-point="4" svg:d="M21970 9907v1015" svg:viewBox="0 0 1 1016">
          <text:p/>
        </draw:connector>
        <draw:connector draw:style-name="gr36" draw:text-style-name="P17" draw:layer="layout" draw:type="line" svg:x1="23.368cm" svg:y1="12.446cm" svg:x2="23.368cm" svg:y2="13.462cm" svg:d="M23368 12446v1016" svg:viewBox="0 0 1 1017">
          <text:p/>
        </draw:connector>
        <draw:connector draw:style-name="gr27" draw:text-style-name="P17" draw:layer="layout" draw:type="line" svg:x1="21.971cm" svg:y1="15.24cm" svg:x2="21.971cm" svg:y2="16.255cm" draw:start-shape="id14" draw:start-glue-point="6" draw:end-shape="id17" draw:end-glue-point="0" svg:d="M21971 15240v1015" svg:viewBox="0 0 1 1016">
          <text:p/>
        </draw:connector>
        <draw:custom-shape draw:name="CustomShape 27" draw:style-name="gr53" draw:text-style-name="P19" xml:id="id10" draw:id="id10" draw:layer="layout" svg:width="5.841cm" svg:height="0.762cm" svg:x="19.05cm" svg:y="5.842cm">
          <text:p text:style-name="P3"><text:span text:style-name="T1">Run Chap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7" draw:layer="layout" draw:type="line" svg:x1="20.574cm" svg:y1="11.938cm" svg:x2="20.574cm" svg:y2="14.404cm" svg:d="M20574 11938v2466" svg:viewBox="0 0 1 2467">
          <text:p/>
        </draw:connector>
        <draw:line draw:style-name="gr40" draw:text-style-name="P17" draw:layer="layout" svg:x1="23.368cm" svg:y1="14.224cm" svg:x2="23.368cm" svg:y2="14.732cm">
          <text:p/>
        </draw:line>
        <draw:custom-shape draw:name="CustomShape 27" draw:style-name="gr54" draw:text-style-name="P19" draw:layer="layout" svg:width="3.301cm" svg:height="0.761cm" svg:x="21.589cm" svg:y="13.463cm">
          <text:p text:style-name="P3"><text:span text:style-name="T1">d</text:span><text:span text:style-name="T1">o</text:span><text:span text:style-name="T1">n</text:span><text:span text:style-name="T1">e</text:span><text:span text:style-name="T1">=</text:span><text:span text:style-name="T1">T</text:span><text:span text:style-name="T1">r</text:span><text:span text:style-name="T1">u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0" draw:text-style-name="P17" draw:layer="layout" svg:x1="21.971cm" svg:y1="17.018cm" svg:x2="21.971cm" svg:y2="19.304cm">
          <text:p/>
        </draw:line>
        <draw:custom-shape draw:name="CustomShape 27" draw:style-name="gr55" draw:text-style-name="P19" xml:id="id17" draw:id="id17" draw:layer="layout" svg:width="5.842cm" svg:height="1.523cm" svg:x="19.05cm" svg:y="16.255cm">
          <text:p text:style-name="P3"><text:span text:style-name="T1">Step Chapter</text:span></text:p>
          <text:p text:style-name="P3"><text:span text:style-name="T1">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6" draw:text-style-name="P19" xml:id="id11" draw:id="id11" draw:layer="layout" svg:width="5.841cm" svg:height="1.523cm" svg:x="19.051cm" svg:y="18.034cm">
          <text:p text:style-name="P3"><text:span text:style-name="T1">Render Chapter</text:span></text:p>
          <text:p text:style-name="P3"><text:span text:style-name="T1">Graph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7" draw:text-style-name="P18" xml:id="id13" draw:id="id13" draw:layer="layout" svg:width="5.842cm" svg:height="0.762cm" svg:x="19.049cm" svg:y="9.145cm">
          <text:p text:style-name="P15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8" draw:text-style-name="P18" xml:id="id16" draw:id="id16" draw:layer="layout" svg:width="5.842cm" svg:height="1.524cm" svg:x="19.049cm" svg:y="10.922cm">
          <text:p text:style-name="P15">If &gt;60 min &amp; not</text:p>
          <text:p text:style-name="P15">allowed &gt;60 min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9" draw:text-style-name="P20" xml:id="id7" draw:id="id7" draw:layer="layout" svg:width="0.508cm" svg:height="0.508cm" svg:x="18.288cm" svg:y="14.886cm">
          <text:p/>
          <draw:enhanced-geometry svg:viewBox="0 0 21600 21600" draw:type="rectangle" draw:enhanced-path="M 0 0 L 21600 0 21600 21600 0 21600 0 0 Z N"/>
        </draw:custom-shape>
        <draw:connector draw:style-name="gr60" draw:text-style-name="P17" draw:layer="layout" draw:type="line" svg:x1="18.542cm" svg:y1="14.86cm" svg:x2="20.159cm" svg:y2="14.859cm" svg:d="M18542 14860l1617-1" svg:viewBox="0 0 1618 2">
          <text:p/>
        </draw:connector>
        <draw:custom-shape draw:style-name="gr61" draw:text-style-name="P18" xml:id="id14" draw:id="id14" draw:layer="layout" svg:width="5.842cm" svg:height="0.762cm" svg:x="19.05cm" svg:y="14.478cm">
          <text:p text:style-name="P15">Is chapter done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6" draw:text-style-name="P17" draw:layer="layout" draw:type="line" svg:x1="7.747cm" svg:y1="14.224cm" svg:x2="7.747cm" svg:y2="14.986cm" draw:start-shape="id18" draw:start-glue-point="6" draw:end-shape="id19" draw:end-glue-point="4" svg:d="M7747 14224v762" svg:viewBox="0 0 1 763">
          <text:p/>
        </draw:connector>
        <draw:connector draw:style-name="gr27" draw:text-style-name="P17" draw:layer="layout" draw:line-skew="-0.221cm" svg:x1="4.826cm" svg:y1="15.748cm" svg:x2="4.826cm" svg:y2="13.843cm" draw:start-shape="id19" draw:start-glue-point="5" draw:end-shape="id18" draw:end-glue-point="5" svg:d="M4826 15748h-762v-1905h762" svg:viewBox="0 0 763 1906">
          <text:p/>
        </draw:connector>
        <draw:connector draw:style-name="gr27" draw:text-style-name="P17" draw:layer="layout" draw:line-skew="-0.221cm" svg:x1="4.826cm" svg:y1="19.177cm" svg:x2="4.826cm" svg:y2="13.843cm" draw:start-shape="id20" draw:start-glue-point="5" draw:end-shape="id18" draw:end-glue-point="5" svg:d="M4826 19177h-762v-5334h762" svg:viewBox="0 0 763 5335">
          <text:p/>
        </draw:connector>
        <draw:connector draw:style-name="gr27" draw:text-style-name="P17" draw:layer="layout" svg:x1="8.128cm" svg:y1="14.224cm" svg:x2="11.665cm" svg:y2="14.606cm" svg:d="M8128 14224v382h3537" svg:viewBox="0 0 3538 383">
          <text:p/>
        </draw:connector>
        <draw:connector draw:style-name="gr36" draw:text-style-name="P17" draw:layer="layout" draw:type="line" svg:x1="7.747cm" svg:y1="16.51cm" svg:x2="7.747cm" svg:y2="17.272cm" draw:start-shape="id19" draw:end-shape="id21" draw:end-glue-point="4" svg:d="M7747 16510v762" svg:viewBox="0 0 1 763">
          <text:p/>
        </draw:connector>
        <draw:connector draw:style-name="gr27" draw:text-style-name="P17" draw:layer="layout" draw:type="line" svg:x1="7.747cm" svg:y1="18.034cm" svg:x2="7.747cm" svg:y2="18.796cm" draw:start-shape="id21" draw:start-glue-point="2" draw:end-shape="id20" draw:end-glue-point="4" svg:d="M7747 18034v762" svg:viewBox="0 0 1 763">
          <text:p/>
        </draw:connector>
        <draw:connector draw:style-name="gr36" draw:text-style-name="P17" draw:layer="layout" draw:line-skew="-0.255cm" svg:x1="10.668cm" svg:y1="17.653cm" svg:x2="11.684cm" svg:y2="16.765cm" draw:start-shape="id21" draw:start-glue-point="7" draw:end-shape="id22" draw:end-glue-point="3" svg:d="M10668 17653h254v-888h762" svg:viewBox="0 0 1017 889">
          <text:p/>
        </draw:connector>
        <draw:connector draw:style-name="gr36" draw:text-style-name="P17" draw:layer="layout" draw:line-skew="-0.255cm" svg:x1="10.668cm" svg:y1="19.177cm" svg:x2="11.685cm" svg:y2="18.796cm" draw:start-shape="id20" draw:start-glue-point="7" draw:end-shape="id23" draw:end-glue-point="3" svg:d="M10668 19177h254v-381h763" svg:viewBox="0 0 1018 382">
          <text:p/>
        </draw:connector>
        <draw:connector draw:style-name="gr39" draw:text-style-name="P17" draw:layer="layout" svg:x1="16.51cm" svg:y1="16.765cm" svg:x2="10.668cm" svg:y2="13.843cm" draw:start-shape="id22" draw:start-glue-point="1" draw:end-shape="id18" draw:end-glue-point="7" svg:d="M16510 16765h541v-2922h-6383" svg:viewBox="0 0 6384 2923">
          <text:p/>
        </draw:connector>
        <draw:connector draw:style-name="gr39" draw:text-style-name="P17" draw:layer="layout" svg:x1="16.51cm" svg:y1="18.796cm" svg:x2="10.668cm" svg:y2="13.843cm" draw:start-shape="id23" draw:start-glue-point="1" draw:end-shape="id18" draw:end-glue-point="7" svg:d="M16510 18796h540v-4953h-6382" svg:viewBox="0 0 6383 4954">
          <text:p/>
        </draw:connector>
        <draw:connector draw:style-name="gr27" draw:text-style-name="P17" draw:layer="layout" draw:line-skew="-0.729cm" svg:x1="9.907cm" svg:y1="10.033cm" svg:x2="9.906cm" svg:y2="1.651cm" draw:start-shape="id12" draw:start-glue-point="5" draw:end-shape="id6" draw:end-glue-point="5" svg:d="M9907 10033h-1271v-8382h1270" svg:viewBox="0 0 1272 8383">
          <text:p/>
        </draw:connector>
        <draw:connector draw:style-name="gr36" draw:text-style-name="P17" draw:layer="layout" draw:type="line" svg:x1="12.828cm" svg:y1="10.16cm" svg:x2="12.828cm" svg:y2="11.175cm" svg:d="M12828 10160v1015" svg:viewBox="0 0 1 1016">
          <text:p/>
        </draw:connector>
        <draw:custom-shape draw:name="CustomShape 27" draw:style-name="gr62" draw:text-style-name="P19" xml:id="id15" draw:id="id15" draw:layer="layout" svg:width="5.841cm" svg:height="0.761cm" svg:x="9.906cm" svg:y="11.176cm">
          <text:p text:style-name="P3"><text:span text:style-name="T1">Upda</text:span><text:span text:style-name="T1">te </text:span><text:span text:style-name="T1">Chap</text:span><text:span text:style-name="T1">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3" draw:text-style-name="P18" xml:id="id12" draw:id="id12" draw:layer="layout" svg:width="5.842cm" svg:height="0.762cm" svg:x="9.907cm" svg:y="9.652cm">
          <text:p text:style-name="P15">Is alive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18" draw:layer="layout" svg:width="13.969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21:15:43</meta:creation-date>
    <dc:language>en-US</dc:language>
    <meta:print-date>2017-12-16T14:39:46</meta:print-date>
    <dc:date>2017-12-17T12:06:55.977616622</dc:date>
    <meta:editing-cycles>20</meta:editing-cycles>
    <meta:editing-duration>P5DT1H24M27S</meta:editing-duration>
    <meta:generator>LibreOffice/5.1.6.2$Linux_X86_64 LibreOffice_project/10m0$Build-2</meta:generator>
    <meta:document-statistic meta:object-count="218"/>
  </office:meta>
</office:document-meta>
</file>